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15%"/>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Falece Balltze, o Preguiçoso (meme) Shiba Inu das Redes Sociais, aos 12 Anos</text:span></text:p>
      <text:p text:style-name="Standard"/>
      <text:p text:style-name="Standard"><text:span text:style-name="T2">O pequeno cão estava lutando contra uma pancreatite e um câncer desde 2022.</text:span></text:p>
      <text:p text:style-name="Standard"/>
      <text:p text:style-name="P1"><text:tab/>O mundo das redes sociais e dos memes está de luto com a triste notícia do falecimento de Balltze, o adorado cachorro da raça shiba inu, que conquistou o coração de pessoas ao redor do mundo. Balltze nos deixou na última sexta-feira (18), aos 12 anos de idade, após uma batalha corajosa contra uma pancreatite e um câncer.</text:p>
      <text:p text:style-name="P1"><text:tab/>Seus tutores compartilharam que, desde 2022, Balltze enfrentava uma pancreatite, uma condição inflamatória do pâncreas, além de lutar contra um câncer. Infelizmente, durante uma cirurgia de toracocentese, ele nos deixou. Inicialmente, havia planos para submetê-lo a tratamentos, incluindo quimioterapia, mas a condição de saúde de Balltze já estava avançada demais.</text:p>
      <text:p text:style-name="P1"><text:tab/>O carismático shiba inu, ao longo dos anos, conquistou um notável público de mais de 820 mil seguidores no Instagram. Além disso, ele tinha uma série de produtos oficiais, incluindo pelúcias e pins, que refletiam sua popularidade e carinho dos fãs.</text:p>
      <text:p text:style-name="P1"><text:tab/>Com um rosto adorável e expressivo, Balltze desempenhou um papel significativo durante tempos desafiadores, como a pandemia, trazendo alegria e conforto para muitas pessoas. Sua missão de espalhar felicidade foi cumprida de maneira notável. A mensagem deixada por seus tutores é um lembrete de que a conexão que ele estabeleceu permanecerá eterna, continuando a trazer alegria para todos que o acompanharam.</text:p>
      <text:p text:style-name="P1"><text:tab/>É com profundo pesar que enviamos nossas condolências aos tutores e familiares de Balltze. Seu legado permanecerá como um símbolo de alegria e bondade, e ele sempre será lembrado por suas expressões únicas e sua capacidade de unir pessoas através das redes sociais. Descanse em paz, querido Balltze. Suas travessuras e sorrisos permanecerão em nossos coraçõ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247cm" style:contextual-spacing="false" fo:line-height="115%"/>
    </style:style>
    <style:style style:name="Caption" style:family="paragraph" style:parent-style-name="Standard" style:class="extra">
      <style:paragraph-properties fo:margin-top="0.212cm" fo:margin-bottom="0.212cm" style:contextual-spacing="false"/>
      <style:text-properties fo:font-style="italic" style:font-style-asian="italic" style:font-style-complex="italic"/>
    </style:style>
    <style:style style:name="Index" style:family="paragraph" style:parent-style-name="Standard" style:class="index"/>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1T20:48:00</dc:date>
    <meta:document-statistic meta:table-count="0" meta:image-count="0" meta:object-count="0" meta:page-count="1" meta:paragraph-count="7" meta:word-count="292" meta:character-count="1858" meta:non-whitespace-character-count="1568"/>
    <meta:generator>LibreOffice/7.5.4.2$Windows_X86_64 LibreOffice_project/36ccfdc35048b057fd9854c757a8b67ec53977b6</meta:generator>
  </office:meta>
</office:document-meta>
</file>